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pendenciesBean.setAge( int 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pendenciesBean.setBeanFactory( BeanFactory bean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pendenciesBean.getBeanFa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pendenciesBean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pendenciesBean.getSpou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pendenciesBean.setSpouse( TestBean spou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pendenciesBean.get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pendenciesBean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